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in" table:align="margins"/>
    </style:style>
    <style:style style:name="Table1.A" style:family="table-column">
      <style:table-column-properties style:column-width="7.1in" style:rel-column-width="65535*"/>
    </style:style>
    <style:style style:name="Table1.A1" style:family="table-cell">
      <style:table-cell-properties fo:padding-left="0.5in" fo:padding-right="0.0403in" fo:padding-top="0.0403in" fo:padding-bottom="0.0403in" fo:border="none"/>
    </style:style>
    <style:style style:name="Table2" style:family="table">
      <style:table-properties style:width="7.1in" table:align="margins"/>
    </style:style>
    <style:style style:name="Table2.A" style:family="table-column">
      <style:table-column-properties style:column-width="7.1in" style:rel-column-width="65535*"/>
    </style:style>
    <style:style style:name="Table2.A1" style:family="table-cell">
      <style:table-cell-properties fo:padding-left="0.5in" fo:padding-right="0.0403in" fo:padding-top="0.0403in" fo:padding-bottom="0.0403in" fo:border="none"/>
    </style:style>
    <style:style style:name="Table3" style:family="table">
      <style:table-properties style:width="7.1in" table:align="margins"/>
    </style:style>
    <style:style style:name="Table3.A" style:family="table-column">
      <style:table-column-properties style:column-width="7.1in" style:rel-column-width="65535*"/>
    </style:style>
    <style:style style:name="Table3.A1" style:family="table-cell">
      <style:table-cell-properties fo:padding-left="0.5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522aaa" officeooo:paragraph-rsid="000ae359" style:font-size-asian="10pt" style:font-size-complex="10pt"/>
    </style:style>
    <style:style style:name="P6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190fb" officeooo:paragraph-rsid="000ae3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0ddb0c" officeooo:paragraph-rsid="000ddb0c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ec6ccd" officeooo:paragraph-rsid="000ae35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121ef8" officeooo:paragraph-rsid="000ae359" style:font-size-asian="8.75pt" style:font-size-complex="10pt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c0e1b" officeooo:paragraph-rsid="000ae359" style:font-size-asian="3.5pt" style:font-weight-asian="normal" style:font-size-complex="4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d72e4" officeooo:paragraph-rsid="000ae359" style:font-size-asian="3.5pt" style:font-weight-asian="normal" style:font-size-complex="4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309250" officeooo:paragraph-rsid="00309250" style:font-size-asian="3.5pt" style:font-weight-asian="normal" style:font-size-complex="4pt" style:font-weight-complex="normal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officeooo:rsid="00121ef8" officeooo:paragraph-rsid="000ae359" style:font-size-asian="8.75pt" style:font-size-complex="10pt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fo:font-weight="bold" officeooo:rsid="002e10e2" officeooo:paragraph-rsid="000ae35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ffffff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e75ced" officeooo:paragraph-rsid="000ae359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e31160" officeooo:paragraph-rsid="000ae359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ae359" officeooo:paragraph-rsid="000ae359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ddb0c" officeooo:paragraph-rsid="000ddb0c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line-height="100%" fo:text-align="center" style:justify-single-word="false"/>
      <style:text-properties style:use-window-font-color="true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27" style:family="paragraph" style:parent-style-name="Table_20_Contents" style:list-style-name="L1">
      <style:paragraph-properties fo:line-height="100%" fo:text-align="start" style:justify-single-word="false"/>
      <style:text-properties officeooo:rsid="00744336" officeooo:paragraph-rsid="000ae359"/>
    </style:style>
    <style:style style:name="P28" style:family="paragraph" style:parent-style-name="Table_20_Contents" style:list-style-name="L1">
      <style:paragraph-properties fo:line-height="100%" fo:text-align="start" style:justify-single-word="false"/>
      <style:text-properties officeooo:rsid="00744336" officeooo:paragraph-rsid="003443de"/>
    </style:style>
    <style:style style:name="P29" style:family="paragraph" style:parent-style-name="Table_20_Contents" style:list-style-name="L1">
      <style:paragraph-properties fo:line-height="100%" fo:text-align="start" style:justify-single-word="false"/>
      <style:text-properties style:use-window-font-color="true" style:font-name="Roboto1" fo:font-size="10pt" fo:font-weight="normal" officeooo:rsid="006de68c" officeooo:paragraph-rsid="000ae359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190fb" officeooo:paragraph-rsid="000ae359" style:font-size-asian="10pt" style:font-weight-asian="normal" style:font-size-complex="10pt" style:font-weight-complex="normal"/>
    </style:style>
    <style:style style:name="P31" style:family="paragraph" style:parent-style-name="Table_20_Contents" style:list-style-name="L5">
      <style:paragraph-properties fo:line-height="100%" fo:text-align="start" style:justify-single-word="false"/>
      <style:text-properties style:use-window-font-color="true" style:font-name="Roboto1" fo:font-size="10pt" fo:font-weight="normal" officeooo:rsid="00ec6ccd" officeooo:paragraph-rsid="000ae359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paragraph-properties fo:line-height="100%" fo:text-align="start" style:justify-single-word="false"/>
      <style:text-properties style:use-window-font-color="true" style:font-name="Roboto1" fo:font-size="10pt" fo:font-weight="normal" officeooo:rsid="003443de" officeooo:paragraph-rsid="003443d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34" style:family="paragraph" style:parent-style-name="Table_20_Contents" style:list-style-name="L3">
      <style:paragraph-properties fo:line-height="100%" fo:text-align="start" style:justify-single-word="false"/>
      <style:text-properties style:use-window-font-color="true" style:font-name="Roboto1" fo:font-size="10pt" fo:font-weight="bold" officeooo:rsid="002f213a" officeooo:paragraph-rsid="000ae359" style:font-size-asian="10pt" style:font-weight-asian="bold" style:font-size-complex="10pt" style:font-weight-complex="bold"/>
    </style:style>
    <style:style style:name="P35" style:family="paragraph" style:parent-style-name="Table_20_Contents" style:list-style-name="L1">
      <style:paragraph-properties fo:line-height="100%" fo:text-align="start" style:justify-single-word="false"/>
      <style:text-properties style:font-name="Roboto1" fo:font-size="11pt" fo:font-weight="bold" officeooo:rsid="002f213a" officeooo:paragraph-rsid="000ae359" style:font-size-asian="11pt" style:font-weight-asian="bold" style:font-size-complex="11pt" style:font-weight-complex="bold"/>
    </style:style>
    <style:style style:name="P36" style:family="paragraph" style:parent-style-name="Table_20_Contents" style:list-style-name="L2">
      <style:paragraph-properties fo:line-height="100%" fo:text-align="start" style:justify-single-word="false"/>
      <style:text-properties style:font-name="Roboto1" fo:font-size="11pt" fo:font-weight="bold" officeooo:rsid="002f213a" officeooo:paragraph-rsid="000ae359" style:font-size-asian="11pt" style:font-weight-asian="bold" style:font-size-complex="11pt" style:font-weight-complex="bold"/>
    </style:style>
    <style:style style:name="P37" style:family="paragraph" style:parent-style-name="Table_20_Contents" style:list-style-name="L1">
      <style:paragraph-properties fo:line-height="100%" fo:text-align="start" style:justify-single-word="false"/>
      <style:text-properties style:font-name="Roboto1" fo:font-size="11pt" fo:font-weight="bold" officeooo:rsid="00380fe0" officeooo:paragraph-rsid="000ae359" style:font-size-asian="11pt" style:font-weight-asian="bold" style:font-size-complex="11pt" style:font-weight-complex="bold"/>
    </style:style>
    <style:style style:name="P38" style:family="paragraph" style:parent-style-name="Table_20_Contents" style:list-style-name="L1">
      <style:paragraph-properties fo:line-height="100%" fo:text-align="start" style:justify-single-word="false"/>
      <style:text-properties style:font-name="Roboto1" fo:font-size="11pt" fo:font-weight="bold" officeooo:rsid="00a97df5" officeooo:paragraph-rsid="000ae359" style:font-size-asian="11pt" style:font-weight-asian="bold" style:font-size-complex="11pt" style:font-weight-complex="bold"/>
    </style:style>
    <style:style style:name="P39" style:family="paragraph" style:parent-style-name="Table_20_Contents" style:list-style-name="L2">
      <style:paragraph-properties fo:line-height="100%" fo:text-align="start" style:justify-single-word="false"/>
      <style:text-properties style:font-name="Roboto1" fo:font-size="10pt" fo:font-weight="bold" officeooo:rsid="00d69cf1" officeooo:paragraph-rsid="000ae359" style:font-size-asian="10pt" style:font-weight-asian="bold" style:font-size-complex="10pt" style:font-weight-complex="bold"/>
    </style:style>
    <style:style style:name="P40" style:family="paragraph" style:parent-style-name="Table_20_Contents" style:list-style-name="L3">
      <style:paragraph-properties fo:line-height="100%" fo:text-align="start" style:justify-single-word="false"/>
      <style:text-properties style:font-name="Roboto1" fo:font-size="10pt" fo:font-weight="bold" officeooo:rsid="00bd54d7" officeooo:paragraph-rsid="000ae359" style:font-size-asian="10pt" style:font-weight-asian="bold" style:font-size-complex="10pt" style:font-weight-complex="bold"/>
    </style:style>
    <style:style style:name="P41" style:family="paragraph" style:parent-style-name="Table_20_Contents" style:list-style-name="L4">
      <style:paragraph-properties fo:line-height="100%" fo:text-align="start" style:justify-single-word="false"/>
      <style:text-properties style:font-name="Roboto1" fo:font-size="10pt" fo:font-weight="bold" officeooo:rsid="00e9a232" officeooo:paragraph-rsid="000ae359" style:font-size-asian="10pt" style:font-weight-asian="bold" style:font-size-complex="10pt" style:font-weight-complex="bold"/>
    </style:style>
    <style:style style:name="P42" style:family="paragraph" style:parent-style-name="Table_20_Contents" style:list-style-name="L4">
      <style:paragraph-properties fo:line-height="100%" fo:text-align="start" style:justify-single-word="false"/>
      <style:text-properties style:font-name="Roboto1" fo:font-size="10pt" fo:font-weight="bold" officeooo:rsid="00ea6b41" officeooo:paragraph-rsid="000ae359" style:font-size-asian="10pt" style:font-weight-asian="bold" style:font-size-complex="10pt" style:font-weight-complex="bold"/>
    </style:style>
    <style:style style:name="P43" style:family="paragraph" style:parent-style-name="Table_20_Contents" style:list-style-name="L5">
      <style:paragraph-properties fo:line-height="100%" fo:text-align="start" style:justify-single-word="false"/>
      <style:text-properties style:font-name="Roboto1" fo:font-size="10pt" fo:font-weight="bold" officeooo:rsid="00ed72e4" officeooo:paragraph-rsid="00129606" style:font-size-asian="10pt" style:font-weight-asian="bold" style:font-size-complex="10pt" style:font-weight-complex="bold"/>
    </style:style>
    <style:style style:name="P44" style:family="paragraph" style:parent-style-name="Table_20_Contents" style:list-style-name="L6">
      <style:paragraph-properties fo:line-height="100%" fo:text-align="start" style:justify-single-word="false"/>
      <style:text-properties style:font-name="Roboto1" fo:font-size="10pt" fo:font-weight="bold" officeooo:rsid="00e31160" officeooo:paragraph-rsid="000ae359" style:font-size-asian="10pt" style:font-weight-asian="bold" style:font-size-complex="10pt" style:font-weight-complex="bold"/>
    </style:style>
    <style:style style:name="P45" style:family="paragraph" style:parent-style-name="Table_20_Contents" style:list-style-name="L6">
      <style:paragraph-properties fo:line-height="100%" fo:text-align="start" style:justify-single-word="false"/>
      <style:text-properties style:font-name="Roboto1" fo:font-size="10pt" fo:font-weight="bold" officeooo:rsid="00e46673" officeooo:paragraph-rsid="00131f26" style:font-size-asian="10pt" style:font-weight-asian="bold" style:font-size-complex="10pt" style:font-weight-complex="bold"/>
    </style:style>
    <style:style style:name="T1" style:family="text">
      <style:text-properties officeooo:rsid="00f6d43a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522aaa" style:font-size-asian="10pt"/>
    </style:style>
    <style:style style:name="T4" style:family="text">
      <style:text-properties style:use-window-font-color="true" officeooo:rsid="00532280" style:font-size-asian="10pt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0e31160" style:font-weight-asian="normal" style:font-weight-complex="normal"/>
    </style:style>
    <style:style style:name="T7" style:family="text">
      <style:text-properties style:use-window-font-color="true" fo:font-weight="normal" officeooo:rsid="005c767f" style:font-weight-asian="normal" style:font-weight-complex="normal"/>
    </style:style>
    <style:style style:name="T8" style:family="text">
      <style:text-properties style:use-window-font-color="true" fo:font-weight="normal" officeooo:rsid="00915c1b" style:font-weight-asian="normal" style:font-weight-complex="normal"/>
    </style:style>
    <style:style style:name="T9" style:family="text">
      <style:text-properties style:use-window-font-color="true" fo:font-weight="normal" officeooo:rsid="003b5edf" style:font-weight-asian="normal" style:font-weight-complex="normal"/>
    </style:style>
    <style:style style:name="T10" style:family="text">
      <style:text-properties style:use-window-font-color="true" fo:font-weight="normal" officeooo:rsid="006aac6e" style:font-weight-asian="normal" style:font-weight-complex="normal"/>
    </style:style>
    <style:style style:name="T11" style:family="text">
      <style:text-properties style:use-window-font-color="true" fo:font-weight="normal" officeooo:rsid="006eff53" style:font-weight-asian="normal" style:font-weight-complex="normal"/>
    </style:style>
    <style:style style:name="T12" style:family="text">
      <style:text-properties style:use-window-font-color="true" fo:font-weight="normal" officeooo:rsid="00f36097" style:font-weight-asian="normal" style:font-weight-complex="normal"/>
    </style:style>
    <style:style style:name="T13" style:family="text">
      <style:text-properties style:use-window-font-color="true" fo:font-weight="normal" officeooo:rsid="00ec0e1b" style:font-weight-asian="normal" style:font-weight-complex="normal"/>
    </style:style>
    <style:style style:name="T14" style:family="text">
      <style:text-properties style:use-window-font-color="true" fo:font-weight="normal" officeooo:rsid="00e46673" style:font-weight-asian="normal" style:font-weight-complex="normal"/>
    </style:style>
    <style:style style:name="T15" style:family="text">
      <style:text-properties style:use-window-font-color="true" fo:font-weight="normal" officeooo:rsid="00ea6b41" style:font-weight-asian="normal" style:font-weight-complex="normal"/>
    </style:style>
    <style:style style:name="T16" style:family="text">
      <style:text-properties style:use-window-font-color="true" fo:font-weight="normal" officeooo:rsid="00c4ad95" style:font-weight-asian="normal" style:font-weight-complex="normal"/>
    </style:style>
    <style:style style:name="T17" style:family="text">
      <style:text-properties style:use-window-font-color="true" fo:font-weight="normal" officeooo:rsid="00c563c1" style:font-weight-asian="normal" style:font-weight-complex="normal"/>
    </style:style>
    <style:style style:name="T18" style:family="text">
      <style:text-properties style:use-window-font-color="true" fo:font-weight="normal" officeooo:rsid="00da6695" style:font-weight-asian="normal" style:font-weight-complex="normal"/>
    </style:style>
    <style:style style:name="T19" style:family="text">
      <style:text-properties style:use-window-font-color="true" fo:font-weight="normal" officeooo:rsid="00380fe0" style:font-weight-asian="normal" style:font-weight-complex="normal"/>
    </style:style>
    <style:style style:name="T20" style:family="text">
      <style:text-properties style:use-window-font-color="true" fo:font-weight="normal" officeooo:rsid="00bd8999" style:font-weight-asian="normal" style:font-weight-complex="normal"/>
    </style:style>
    <style:style style:name="T21" style:family="text">
      <style:text-properties style:use-window-font-color="true" fo:font-weight="normal" officeooo:rsid="00becde5" style:font-weight-asian="normal" style:font-weight-complex="normal"/>
    </style:style>
    <style:style style:name="T22" style:family="text">
      <style:text-properties style:use-window-font-color="true" fo:font-weight="normal" officeooo:rsid="002f213a" style:font-weight-asian="normal" style:font-weight-complex="normal"/>
    </style:style>
    <style:style style:name="T23" style:family="text">
      <style:text-properties style:use-window-font-color="true" fo:font-weight="normal" officeooo:rsid="00129606" style:font-weight-asian="normal" style:font-weight-complex="normal"/>
    </style:style>
    <style:style style:name="T24" style:family="text">
      <style:text-properties style:use-window-font-color="true" fo:font-weight="normal" officeooo:rsid="00237f4a" style:font-weight-asian="normal" style:font-weight-complex="normal"/>
    </style:style>
    <style:style style:name="T25" style:family="text">
      <style:text-properties style:use-window-font-color="true" fo:font-weight="normal" officeooo:rsid="0023e1c9" style:font-weight-asian="normal" style:font-weight-complex="normal"/>
    </style:style>
    <style:style style:name="T26" style:family="text">
      <style:text-properties style:use-window-font-color="true" fo:font-weight="normal" officeooo:rsid="002559ef" style:font-weight-asian="normal" style:font-weight-complex="normal"/>
    </style:style>
    <style:style style:name="T27" style:family="text">
      <style:text-properties style:use-window-font-color="true" fo:font-weight="normal" officeooo:rsid="00326b9f" style:font-weight-asian="normal" style:font-weight-complex="normal"/>
    </style:style>
    <style:style style:name="T28" style:family="text">
      <style:text-properties style:use-window-font-color="true" fo:font-weight="normal" officeooo:rsid="003443de" style:font-weight-asian="normal" style:font-weight-complex="normal"/>
    </style:style>
    <style:style style:name="T29" style:family="text">
      <style:text-properties style:use-window-font-color="true" officeooo:rsid="0073d3ed"/>
    </style:style>
    <style:style style:name="T30" style:family="text">
      <style:text-properties style:use-window-font-color="true" officeooo:rsid="006aac6e"/>
    </style:style>
    <style:style style:name="T31" style:family="text">
      <style:text-properties style:use-window-font-color="true" style:font-name="Roboto1" fo:font-size="10pt" fo:font-weight="normal" officeooo:rsid="00764108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Roboto1" fo:font-size="10pt" fo:font-weight="normal" officeooo:rsid="009c7489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Roboto1" fo:font-size="10pt" fo:font-weight="normal" officeooo:rsid="001dd075" style:font-size-asian="10pt" style:font-weight-asian="normal" style:font-size-complex="10pt" style:font-weight-complex="normal"/>
    </style:style>
    <style:style style:name="T34" style:family="text">
      <style:text-properties style:use-window-font-color="true" style:font-name="Roboto1" fo:font-size="10pt" fo:font-weight="normal" officeooo:rsid="001ea992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Roboto1" fo:font-size="10pt" fo:font-weight="normal" officeooo:rsid="006de68c" style:font-size-asian="10pt" style:font-weight-asian="normal" style:font-size-complex="10pt" style:font-weight-complex="normal"/>
    </style:style>
    <style:style style:name="T36" style:family="text">
      <style:text-properties style:use-window-font-color="true" officeooo:rsid="009c9745"/>
    </style:style>
    <style:style style:name="T37" style:family="text">
      <style:text-properties style:use-window-font-color="true" officeooo:rsid="006eff53"/>
    </style:style>
    <style:style style:name="T38" style:family="text">
      <style:text-properties style:use-window-font-color="true" fo:font-size="10pt" fo:font-weight="normal" officeooo:rsid="00c64312" style:font-size-asian="10pt" style:font-weight-asian="normal" style:font-size-complex="10pt" style:font-weight-complex="normal"/>
    </style:style>
    <style:style style:name="T39" style:family="text">
      <style:text-properties style:use-window-font-color="true" fo:font-size="10pt" fo:font-weight="normal" officeooo:rsid="00c7fad3" style:font-size-asian="10pt" style:font-weight-asian="normal" style:font-size-complex="10pt" style:font-weight-complex="normal"/>
    </style:style>
    <style:style style:name="T40" style:family="text">
      <style:text-properties style:use-window-font-color="true" fo:font-size="10pt" fo:font-weight="normal" officeooo:rsid="00c4ad95" style:font-size-asian="10pt" style:font-weight-asian="normal" style:font-size-complex="10pt" style:font-weight-complex="normal"/>
    </style:style>
    <style:style style:name="T41" style:family="text">
      <style:text-properties style:use-window-font-color="true" fo:font-size="10pt" fo:font-weight="normal" officeooo:rsid="009c7489" style:font-size-asian="10pt" style:font-weight-asian="normal" style:font-size-complex="10pt" style:font-weight-complex="normal"/>
    </style:style>
    <style:style style:name="T42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use-window-font-color="true" fo:font-size="10pt" fo:font-style="normal" fo:font-weight="normal" officeooo:rsid="00ef5092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fo:font-size="10pt" fo:font-style="normal" fo:font-weight="normal" officeooo:rsid="00326a84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officeooo:rsid="007c3031"/>
    </style:style>
    <style:style style:name="T55" style:family="text">
      <style:text-properties style:use-window-font-color="true" officeooo:rsid="00e84e84"/>
    </style:style>
    <style:style style:name="T56" style:family="text">
      <style:text-properties style:use-window-font-color="true" officeooo:rsid="00ef8325"/>
    </style:style>
    <style:style style:name="T57" style:family="text">
      <style:text-properties style:use-window-font-color="true" officeooo:rsid="00e75ced"/>
    </style:style>
    <style:style style:name="T58" style:family="text">
      <style:text-properties style:use-window-font-color="true" officeooo:rsid="00d0ca39"/>
    </style:style>
    <style:style style:name="T59" style:family="text">
      <style:text-properties style:use-window-font-color="true" officeooo:rsid="00bbf1f2"/>
    </style:style>
    <style:style style:name="T60" style:family="text">
      <style:text-properties style:use-window-font-color="true" fo:font-weight="bold" officeooo:rsid="00bbf1f2" style:font-weight-asian="bold" style:font-weight-complex="bold"/>
    </style:style>
    <style:style style:name="T61" style:family="text">
      <style:text-properties style:use-window-font-color="true" fo:font-weight="bold" officeooo:rsid="00d03c92" style:font-weight-asian="bold" style:font-weight-complex="bold"/>
    </style:style>
    <style:style style:name="T62" style:family="text">
      <style:text-properties style:use-window-font-color="true" fo:font-weight="bold" officeooo:rsid="00d0ca39" style:font-weight-asian="bold" style:font-weight-complex="bold"/>
    </style:style>
    <style:style style:name="T63" style:family="text">
      <style:text-properties style:use-window-font-color="true" fo:font-weight="bold" officeooo:rsid="007c3031" style:font-weight-asian="bold" style:font-weight-complex="bold"/>
    </style:style>
    <style:style style:name="T64" style:family="text">
      <style:text-properties style:use-window-font-color="true" fo:font-weight="bold" officeooo:rsid="003443de" style:font-weight-asian="bold" style:font-weight-complex="bold"/>
    </style:style>
    <style:style style:name="T65" style:family="text">
      <style:text-properties style:use-window-font-color="true" fo:font-weight="bold" officeooo:rsid="006aac6e" style:font-weight-asian="bold" style:font-weight-complex="bold"/>
    </style:style>
    <style:style style:name="T66" style:family="text">
      <style:text-properties style:use-window-font-color="true" fo:font-weight="bold" officeooo:rsid="006eff53" style:font-weight-asian="bold" style:font-weight-complex="bold"/>
    </style:style>
    <style:style style:name="T67" style:family="text">
      <style:text-properties style:use-window-font-color="true" officeooo:rsid="000ae359"/>
    </style:style>
    <style:style style:name="T68" style:family="text">
      <style:text-properties style:use-window-font-color="true" officeooo:rsid="001900ea"/>
    </style:style>
    <style:style style:name="T69" style:family="text">
      <style:text-properties style:use-window-font-color="true" officeooo:rsid="003443de"/>
    </style:style>
    <style:style style:name="T70" style:family="text">
      <style:text-properties style:use-window-font-color="true" officeooo:rsid="00d03c92"/>
    </style:style>
    <style:style style:name="T71" style:family="text">
      <style:text-properties fo:font-weight="normal" officeooo:rsid="0082f2df" style:font-weight-asian="normal" style:font-weight-complex="normal"/>
    </style:style>
    <style:style style:name="T72" style:family="text">
      <style:text-properties fo:font-weight="normal" officeooo:rsid="002f283b" style:font-weight-asian="normal" style:font-weight-complex="normal"/>
    </style:style>
    <style:style style:name="T73" style:family="text">
      <style:text-properties officeooo:rsid="0082f2df"/>
    </style:style>
    <style:style style:name="T74" style:family="text">
      <style:text-properties officeooo:rsid="0083bcd1"/>
    </style:style>
    <style:style style:name="T75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76" style:family="text">
      <style:text-properties fo:font-variant="small-caps" fo:font-size="11pt" fo:font-weight="normal" officeooo:rsid="00f6d43a" style:font-size-asian="11pt" style:font-weight-asian="normal" style:font-size-complex="11pt" style:font-weight-complex="normal"/>
    </style:style>
    <style:style style:name="T77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78" style:family="text">
      <style:text-properties fo:font-variant="small-caps" fo:font-size="11pt" fo:font-weight="normal" officeooo:rsid="000ae359" style:font-size-asian="11pt" style:font-weight-asian="normal" style:font-size-complex="11pt" style:font-weight-complex="normal"/>
    </style:style>
    <style:style style:name="T79" style:family="text">
      <style:text-properties fo:font-variant="small-caps" style:font-name="Roboto1"/>
    </style:style>
    <style:style style:name="T80" style:family="text">
      <style:text-properties fo:font-variant="small-caps" style:font-name="Roboto1" officeooo:rsid="000ddb0c"/>
    </style:style>
    <style:style style:name="T81" style:family="text">
      <style:text-properties style:font-name="Roboto" fo:font-weight="normal" officeooo:rsid="00115d46" style:font-weight-asian="normal" style:font-weight-complex="normal"/>
    </style:style>
    <style:style style:name="T82" style:family="text">
      <style:text-properties officeooo:rsid="001900ea"/>
    </style:style>
    <style:style style:name="T8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80">J</text:span><text:span text:style-name="T79">oshua Humpherys</text:span></text:p>
      <text:p text:style-name="P17"><text:a xlink:type="simple" xlink:href="mailto:joshua.humpherys@gmail.com" text:style-name="Internet_20_link" text:visited-style-name="Visited_20_Internet_20_Link"><text:span text:style-name="T2">joshua.humpherys@gmail.com</text:span></text:a><text:span text:style-name="T3"> <text:s/>| <text:s/></text:span><text:span text:style-name="T4">442-888-9000</text:span></text:p>
      <text:p text:style-name="P17"><text:a xlink:type="simple" xlink:href="https://github.com/joshhumpherys" text:style-name="Internet_20_link" text:visited-style-name="Visited_20_Internet_20_Link"><text:span text:style-name="T2">github.com/joshhumpherys</text:span></text:a><text:span text:style-name="T3"> <text:s/>| <text:s/></text:span><text:a xlink:type="simple" xlink:href="https://www.linkedin.com/in/joshhumpherys" text:style-name="Internet_20_link" text:visited-style-name="Visited_20_Internet_20_Link"><text:span text:style-name="T2">linkedin.com/in/joshhumpherys</text:span></text:a></text:p>
      <text:p text:style-name="P11"/>
      <text:p text:style-name="P4">Software developer pursuing a double major in computer science and mathematics</text:p>
      <text:p text:style-name="P5"/>
      <text:p text:style-name="P25">Technical Qualifications</text:p>
      <text:p text:style-name="P18"><text:span text:style-name="T5">Java <text:s/>| <text:s/>Java</text:span><text:span text:style-name="T6">S</text:span><text:span text:style-name="T5">cript <text:s/>| <text:s/>CSS <text:s/>| <text:s/>HTML <text:s/>| <text:s/>React <text:s/>| <text:s/>Redux <text:s/>| <text:s/>Node.js <text:s/>| <text:s/>Gulp <text:s/>| <text:s/>C# <text:s/>| <text:s/>PHP <text:s/>| <text:s/>MySQL <text:s/>| <text:s/></text:span><text:span text:style-name="T7">LaTeX</text:span></text:p>
      <text:p text:style-name="P18"><text:span text:style-name="T5">Git <text:s/>| <text:s/>Git</text:span><text:span text:style-name="T8">H</text:span><text:span text:style-name="T5">ub <text:s/>| <text:s/>IntelliJ <text:s/>| <text:s/>Web</text:span><text:span text:style-name="T9">S</text:span><text:span text:style-name="T5">torm <text:s/>| <text:s/>Android Studio <text:s/>| <text:s/>Eclipse <text:s/>| <text:s/>Android <text:s/>| <text:s/>Linux <text:s/>| <text:s/>Windows</text:span></text:p>
      <text:p text:style-name="P19"/>
      <text:p text:style-name="P25">Educational Backgroun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0"><text:span text:style-name="T29">Undergraduate </text:span><text:span text:style-name="T30">Student </text:span><text:span text:style-name="T69">(Junior)</text:span><text:span text:style-name="T10">; Covenant College; Lookout Mountain, GA; August 2015 – </text:span><text:span text:style-name="T28">Present</text:span></text:p>
            <text:list xml:id="list101804732234642451" text:style-name="L1">
              <text:list-item>
                <text:p text:style-name="P28"><text:span text:style-name="T31">Pursuing a double major in </text:span><text:span text:style-name="T33">computer science and </text:span><text:span text:style-name="T34">mathematics</text:span></text:p>
              </text:list-item>
              <text:list-item>
                <text:p text:style-name="P32"><text:span text:style-name="T34">Expected graduation: May 2018</text:span></text:p>
              </text:list-item>
              <text:list-item>
                <text:p text:style-name="P29">GPA: 3.95/4.00</text:p>
              </text:list-item>
            </text:list>
            <text:p text:style-name="P16"/>
            <text:p text:style-name="P20"><text:span text:style-name="T36">Online </text:span><text:span text:style-name="T37">Student</text:span><text:span text:style-name="T11">; Udacity; Online; May 2015 – Present </text:span><text:span text:style-name="T12">(on hold)</text:span></text:p>
            <text:list xml:id="list175343868924133" text:continue-numbering="true" text:style-name="L1">
              <text:list-item>
                <text:p text:style-name="P27"><text:span text:style-name="T31">Pursuing a</text:span><text:span text:style-name="T32">n Android Developer Nanodegree</text:span></text:p>
              </text:list-item>
              <text:list-item>
                <text:p text:style-name="P35"><text:span text:style-name="T38">Source code </text:span><text:span text:style-name="T39">(sample)</text:span><text:span text:style-name="T40">: </text:span><text:a xlink:type="simple" xlink:href="https://github.com/JoshHumpherys/Popular-Movies-App" text:style-name="Internet_20_link" text:visited-style-name="Visited_20_Internet_20_Link"><text:span text:style-name="T41">https://github.com/JoshHumpherys/Popular-Movies-App</text:span></text:a></text:p>
              </text:list-item>
            </text:list>
          </table:table-cell>
        </table:table-row>
      </table:table>
      <text:p text:style-name="P6"/>
      <text:p text:style-name="P3"><text:span text:style-name="T77">R</text:span><text:span text:style-name="T75">elated Coursework</text:span></text:p>
      <text:p text:style-name="P7">Discrete Structures in Computing <text:s/>| <text:s/>Data Structures and Algorithms <text:s/>| <text:s/>Database Systems</text:p>
      <text:p text:style-name="P7">Computer and Information Security <text:s/>| <text:s/>Foundations of Computer Science <text:s/>| <text:s/>Calculus III</text:p>
      <text:p text:style-name="P7">Differential Equations <text:s/>| <text:s/>Proofs and Expositions <text:s/>| <text:s/>Linear Algebra <text:s/>| <text:s/>Real Analysis</text:p>
      <text:p text:style-name="P6"/>
      <text:p text:style-name="P1"><text:span text:style-name="T76">P</text:span><text:span text:style-name="T78">rofessional Experienc</text:span><text:span text:style-name="T77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"><text:span text:style-name="T64">Front-End Web Development Intern</text:span><text:span text:style-name="T69">; </text:span><text:span text:style-name="T54">Paragon Component Systems</text:span><text:span text:style-name="T30">; </text:span><text:span text:style-name="T54">Chattanooga, TN</text:span><text:span text:style-name="T30">; </text:span><text:span text:style-name="T54">June 2016 –</text:span><text:span text:style-name="T30"> Present</text:span></text:p>
            <text:list xml:id="list175344611606500" text:continue-numbering="true" text:style-name="L1">
              <text:list-item>
                <text:p text:style-name="P37"><text:span text:style-name="T43">Creat</text:span><text:span text:style-name="T44">ing</text:span><text:span text:style-name="T43"> in-browser engineering software </text:span><text:span text:style-name="T45">using React and Redux</text:span></text:p>
              </text:list-item>
              <text:list-item>
                <text:p text:style-name="P37"><text:span text:style-name="T46">Add</text:span><text:span text:style-name="T44">ing</text:span><text:span text:style-name="T46"> routes to </text:span><text:span text:style-name="T47">the</text:span><text:span text:style-name="T46"> server and updat</text:span><text:span text:style-name="T53">ing</text:span><text:span text:style-name="T46"> </text:span><text:span text:style-name="T47">the</text:span><text:span text:style-name="T46"> database schema using</text:span><text:span text:style-name="T42"> C# </text:span><text:span text:style-name="T48">and</text:span><text:span text:style-name="T46"> </text:span><text:span text:style-name="T42">Entity Framework</text:span></text:p>
              </text:list-item>
              <text:list-item>
                <text:p text:style-name="P38"><text:span text:style-name="T49">Contribut</text:span><text:span text:style-name="T44">ing</text:span><text:span text:style-name="T49"> significantly to</text:span><text:span text:style-name="T42"> a team of </text:span><text:span text:style-name="T49">only</text:span><text:span text:style-name="T42"> 6-8 developers</text:span></text:p>
              </text:list-item>
            </text:list>
            <text:p text:style-name="P12"/>
            <text:p text:style-name="P21"><text:span text:style-name="T64">Android Development Volunteer</text:span><text:span text:style-name="T70">; LightSys </text:span><text:span text:style-name="T58">Technology Services</text:span><text:span text:style-name="T37">; </text:span><text:span text:style-name="T58">Colorado Springs, C</text:span><text:span text:style-name="T67">O</text:span><text:span text:style-name="T37">; </text:span><text:span text:style-name="T58">March 2016</text:span></text:p>
            <text:list xml:id="list5398743995049868092" text:style-name="L2">
              <text:list-item>
                <text:p text:style-name="P39"><text:span text:style-name="T26">Wrote</text:span><text:span text:style-name="T5"> an </text:span><text:span text:style-name="T18">Android app </text:span><text:span text:style-name="T19">to accompany LightSys’ CRM software</text:span></text:p>
              </text:list-item>
              <text:list-item>
                <text:p text:style-name="P36"><text:span text:style-name="T50">Source code</text:span><text:span text:style-name="T51">: </text:span><text:a xlink:type="simple" xlink:href="https://github.com/LightSys/kardia_android_crm" text:style-name="Internet_20_link" text:visited-style-name="Visited_20_Internet_20_Link"><text:span text:style-name="T52">https://github.com/LightSys/kardia_android_crm</text:span></text:a></text:p>
              </text:list-item>
            </text:list>
            <text:p text:style-name="P13"/>
            <text:p text:style-name="P21"><text:span text:style-name="T64">Software Development Volunteer</text:span><text:span text:style-name="T69">; </text:span><text:span text:style-name="T59">Invasion Laser Tag</text:span><text:span text:style-name="T37">; </text:span><text:span text:style-name="T59">San Marcos, CA</text:span><text:span text:style-name="T37">; </text:span><text:span text:style-name="T59">July 2015</text:span></text:p>
            <text:list xml:id="list8685508688847228800" text:style-name="L3">
              <text:list-item>
                <text:p text:style-name="P40"><text:span text:style-name="T5">Developed a Java application to generate “Happy Birthday” images, </text:span><text:span text:style-name="T20">with </text:span><text:span text:style-name="T21">a </text:span><text:span text:style-name="T20">custom name and color</text:span></text:p>
              </text:list-item>
              <text:list-item>
                <text:p text:style-name="P34"><text:span text:style-name="T16">Source </text:span><text:span text:style-name="T17">code</text:span><text:span text:style-name="T16">: </text:span><text:a xlink:type="simple" xlink:href="https://github.com/JoshHumpherys/Birthday-Names" text:style-name="Internet_20_link" text:visited-style-name="Visited_20_Internet_20_Link"><text:span text:style-name="T22">https://github.com/JoshHumpherys/Birthday-Names</text:span></text:a></text:p>
              </text:list-item>
            </text:list>
          </table:table-cell>
        </table:table-row>
      </table:table>
      <text:p text:style-name="P1"/>
      <text:p text:style-name="P24"><text:span text:style-name="T1">Personal</text:span> <text:span text:style-name="T82">Projects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"><text:span text:style-name="T68">Turn Me Off</text:span><text:span text:style-name="T2">; </text:span><text:span text:style-name="T55">September 2016 – </text:span><text:span text:style-name="T56">Present</text:span></text:p>
            <text:list xml:id="list4950421610758720189" text:style-name="L4">
              <text:list-item>
                <text:p text:style-name="P41"><text:span text:style-name="T25">Programming</text:span><text:span text:style-name="T5"> an Android app to disable Wi-Fi and mobile data at the click of a button</text:span></text:p>
              </text:list-item>
              <text:list-item>
                <text:p text:style-name="P42"><text:span text:style-name="T5">Source code: </text:span><text:a xlink:type="simple" xlink:href="https://github.com/JoshHumpherys/TurnMeOff" text:style-name="Internet_20_link" text:visited-style-name="Visited_20_Internet_20_Link"><text:span text:style-name="T13">https://github.com/JoshHumpherys/TurnMeOff</text:span></text:a></text:p>
              </text:list-item>
            </text:list>
            <text:p text:style-name="P14"/>
            <text:p text:style-name="P10"><text:span text:style-name="T82">Colors</text:span>; August 2016</text:p>
            <text:list xml:id="list4158946519639342377" text:style-name="L5">
              <text:list-item>
                <text:p text:style-name="P31">Created an Android app to change the wallpaper color to a random color every day at midnight</text:p>
              </text:list-item>
              <text:list-item>
                <text:p text:style-name="P43"><text:span text:style-name="T5">Source code: </text:span><text:a xlink:type="simple" xlink:href="https://github.com/JoshHumpherys/Colors" text:style-name="Internet_20_link" text:visited-style-name="Visited_20_Internet_20_Link"><text:span text:style-name="T13">https://github.com/JoshHumpherys/</text:span></text:a><text:a xlink:type="simple" xlink:href="https://github.com/JoshHumpherys/Colors" text:style-name="Internet_20_link" text:visited-style-name="Visited_20_Internet_20_Link"><text:span text:style-name="T23">Colors</text:span></text:a></text:p>
              </text:list-item>
            </text:list>
            <text:p text:style-name="P15"/>
            <text:p text:style-name="P23"><text:span text:style-name="T68">Penguin Game</text:span><text:span text:style-name="T2">; </text:span><text:span text:style-name="T57">February 2016</text:span></text:p>
            <text:list xml:id="list3595348856775555478" text:style-name="L6">
              <text:list-item>
                <text:p text:style-name="P44"><text:span text:style-name="T5">Designed and </text:span><text:span text:style-name="T24">wrote</text:span><text:span text:style-name="T5"> a 2D platformer from scratch using Java</text:span><text:span text:style-name="T27">S</text:span><text:span text:style-name="T5">cript </text:span><text:span text:style-name="T14">to ask a girl to a school dance</text:span></text:p>
              </text:list-item>
              <text:list-item>
                <text:p text:style-name="P45"><text:span text:style-name="T15">Full game: </text:span><text:a xlink:type="simple" xlink:href="http://joshhumpherys.github.io/PenguinGame" text:style-name="Internet_20_link" text:visited-style-name="Visited_20_Internet_20_Link"><text:span text:style-name="T13">http://</text:span></text:a><text:a xlink:type="simple" xlink:href="http://joshhumpherys.github.io/PenguinGame" text:style-name="Internet_20_link" text:visited-style-name="Visited_20_Internet_20_Link"><text:span text:style-name="T15">joshhumpherys.github.io/PenguinGam</text:span></text:a><text:a xlink:type="simple" xlink:href="http://joshhumpherys.github.io/PenguinGame" text:style-name="Internet_20_link" text:visited-style-name="Visited_20_Internet_20_Link"><text:span text:style-name="T23">e</text:span></text:a></text:p>
              </text:list-item>
            </text:list>
          </table:table-cell>
        </table:table-row>
      </table:table>
      <text:p text:style-name="P6"/>
      <text:p text:style-name="P6"/>
      <text:p text:style-name="P3"><text:soft-page-break/><text:span text:style-name="T77">A</text:span><text:span text:style-name="T75">wards and Honors</text:span></text:p>
      <text:p text:style-name="P9">Male Scholar-Athlete of the Year <text:s/>| <text:s/>United States Marine Corps Scholastic Excellence Award</text:p>
      <text:p text:style-name="P6"/>
      <text:p text:style-name="P3"><text:span text:style-name="T77">I</text:span><text:span text:style-name="T75">nterests and Hobbies</text:span></text:p>
      <text:p text:style-name="P8">Developing retro-style arcade games <text:s/>| <text:s/><text:span text:style-name="T73">Developing </text:span>Android apps <text:s/>| <text:s/><text:span text:style-name="T73">R</text:span>eading about new technology</text:p>
      <text:p text:style-name="P8"><text:span text:style-name="T73">L</text:span>earning more about Material Design and user experience <text:s/>| <text:s/><text:span text:style-name="T73">S</text:span>peedcubing (Rubik’s cube) <text:s/>| <text:s/><text:span text:style-name="T74">Playing v</text:span>olleyball</text:p>
      <text:p text:style-name="P2"><text:span text:style-name="T71">Playing F</text:span><text:span text:style-name="T72">risbee</text:span><text:span text:style-name="T81">™</text:span><text:span text:style-name="T72"> <text:s/>| <text:s/></text:span><text:span text:style-name="T71">R</text:span><text:span text:style-name="T72">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6-11-14T17:53:18.729531472</dc:date>
    <meta:editing-duration>PT4H3M44S</meta:editing-duration>
    <meta:editing-cycles>26</meta:editing-cycles>
    <meta:generator>LibreOffice/5.1.4.2$Linux_X86_64 LibreOffice_project/10m0$Build-2</meta:generator>
    <meta:document-statistic meta:table-count="3" meta:image-count="0" meta:object-count="0" meta:page-count="2" meta:paragraph-count="46" meta:word-count="388" meta:character-count="2787" meta:non-whitespace-character-count="2391"/>
  </office:meta>
</office:document-meta>
</file>